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e3a0" officeooo:paragraph-rsid="0006e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damentaux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22:15.953000000</meta:creation-date>
    <dc:date>2017-12-08T10:22:39.039000000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5.3.5.2$Windows_x86 LibreOffice_project/50d9bf2b0a79cdb85a3814b592608037a682059d</meta:generator>
  </office:meta>
</office:document-meta>
</file>